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8.132cm" fo:min-width="8.2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65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78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433cm" fo:min-width="4.70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4.45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4.453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8" style:family="graphic" style:parent-style-name="standard">
      <style:graphic-properties draw:fill-color="#b4c7dc" draw:textarea-horizontal-align="justify" draw:textarea-vertical-align="top" draw:auto-grow-height="false" fo:min-height="8.513cm" fo:min-width="9.27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1.65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4.068cm" fo:min-width="4.70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4.453cm"/>
      <style:paragraph-properties style:writing-mode="lr-tb"/>
    </style:style>
    <style:style style:name="gr12" style:family="graphic" style:parent-style-name="standard">
      <style:graphic-properties draw:fill-color="#b4c7dc" draw:textarea-horizontal-align="justify" draw:textarea-vertical-align="top" draw:auto-grow-height="false" fo:min-height="6.227cm" fo:min-width="4.739cm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top" draw:auto-grow-height="false" fo:min-height="8.132cm" fo:min-width="9.279cm"/>
      <style:paragraph-properties style:writing-mode="lr-tb"/>
    </style:style>
    <style:style style:name="gr14" style:family="graphic" style:parent-style-name="standard">
      <style:graphic-properties draw:stroke="none" draw:marker-start="" draw:fill="none" draw:textarea-horizontal-align="justify" draw:textarea-vertical-align="middle" draw:auto-grow-height="false" fo:min-height="1.306cm" fo:min-width="20.455cm" draw:shadow="hidden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1.909cm" fo:min-width="4.19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3.56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29cm" fo:min-width="7.628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798cm" fo:min-width="8.136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2.417cm" fo:min-width="8.136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782cm" fo:min-width="4.199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782cm" fo:min-width="4.199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782cm" fo:min-width="4.199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b4c7dc"/>
      <style:paragraph-properties fo:text-align="center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8.382cm" svg:x="1cm" svg:y="1cm">
          <text:p text:style-name="P1"><text:span text:style-name="T1">Mother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59cm" svg:height="1.016cm" svg:x="7.35cm" svg:y="2.651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286cm" svg:height="1.016cm" svg:x="7.223cm" svg:y="3.921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07cm" svg:height="3.683cm" svg:x="1.127cm" svg:y="1.889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953cm" svg:height="0.762cm" svg:x="1.254cm" svg:y="3.794cm">
          <text:p text:style-name="P3"><text:span text:style-name="T2">0x20_0000 – 0x2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4.953cm" svg:height="0.762cm" svg:x="1.254cm" svg:y="2.778cm">
          <text:p text:style-name="P3"><text:span text:style-name="T2">0x10_0000 – 0x1f_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5" draw:id="id5" draw:layer="layout" svg:width="4.953cm" svg:height="0.635cm" svg:x="1.254cm" svg:y="4.81cm">
          <text:p text:style-name="P3"><text:span text:style-name="T2">0x3000 – 0x37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6.207cm" svg:y1="3.159cm" svg:x2="7.35cm" svg:y2="3.159cm" draw:start-shape="id1" draw:start-glue-point="1" draw:end-shape="id2" draw:end-glue-point="3" svg:d="M6207 3159h1143" svg:viewBox="0 0 1144 1">
          <text:p/>
        </draw:connector>
        <draw:connector draw:style-name="gr7" draw:text-style-name="P4" draw:layer="layout" draw:type="curve" svg:x1="6.207cm" svg:y1="4.175cm" svg:x2="7.223cm" svg:y2="4.429cm" draw:start-shape="id3" draw:start-glue-point="1" draw:end-shape="id4" svg:d="M6207 4175c762 0 254 254 1016 254" svg:viewBox="0 0 1017 255">
          <text:p/>
        </draw:connector>
        <draw:connector draw:style-name="gr7" draw:text-style-name="P4" draw:layer="layout" draw:type="curve" svg:x1="3.73cm" svg:y1="5.445cm" svg:x2="5.318cm" svg:y2="6.461cm" draw:start-shape="id5" draw:start-glue-point="2" draw:end-shape="id6" svg:d="M3730 5445c0 762 1588 254 1588 1016" svg:viewBox="0 0 1589 1017">
          <text:p/>
        </draw:connector>
        <draw:custom-shape draw:style-name="gr8" draw:text-style-name="P2" draw:layer="layout" svg:width="9.779cm" svg:height="8.763cm" svg:x="10.779cm" svg:y="1cm">
          <text:p text:style-name="P1"><text:span text:style-name="T1">Daughterboard 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2.159cm" svg:height="1.143cm" svg:x="18.018cm" svg:y="2.397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2.159cm" svg:height="1.143cm" svg:x="18.018cm" svg:y="4.302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3" draw:id="id13" draw:layer="layout" svg:width="5.207cm" svg:height="4.318cm" svg:x="11.287cm" svg:y="1.762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9" draw:id="id9" draw:layer="layout" svg:width="4.953cm" svg:height="1.016cm" svg:x="11.414cm" svg:y="3.794cm">
          <text:p text:style-name="P3"><text:span text:style-name="T2">0x2_0000 – 0x2_ffff</text:span></text:p>
          <text:p text:style-name="P3"><text:span text:style-name="T2">(0x12_0000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4.953cm" svg:height="1.016cm" svg:x="11.414cm" svg:y="2.651cm">
          <text:p text:style-name="P3"><text:span text:style-name="T2">0x1_0000 – 0x1_ffff</text:span></text:p>
          <text:p text:style-name="P3"><text:span text:style-name="T2">(0x11_0000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1" draw:id="id11" draw:layer="layout" svg:width="4.953cm" svg:height="1.016cm" svg:x="11.414cm" svg:y="4.937cm">
          <text:p text:style-name="P3"><text:span text:style-name="T2">0x3000 – 0x37ff</text:span></text:p>
          <text:p text:style-name="P3"><text:span text:style-name="T2">(0x10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6.367cm" svg:y1="3.159cm" svg:x2="18.018cm" svg:y2="2.968cm" draw:start-shape="id7" draw:start-glue-point="1" draw:end-shape="id8" draw:end-glue-point="3" svg:d="M16367 3159c1237 0 412-191 1651-191" svg:viewBox="0 0 1652 192">
          <text:p/>
        </draw:connector>
        <draw:connector draw:style-name="gr7" draw:text-style-name="P4" draw:layer="layout" draw:type="curve" svg:x1="16.367cm" svg:y1="4.302cm" svg:x2="18.018cm" svg:y2="4.873cm" draw:start-shape="id9" draw:start-glue-point="1" draw:end-shape="id10" svg:d="M16367 4302c1237 0 412 571 1651 571" svg:viewBox="0 0 1652 572">
          <text:p/>
        </draw:connector>
        <draw:connector draw:style-name="gr7" draw:text-style-name="P4" draw:layer="layout" draw:type="curve" svg:x1="11.414cm" svg:y1="5.445cm" svg:x2="11.414cm" svg:y2="7.985cm" draw:start-shape="id11" draw:end-shape="id12" svg:d="M11414 5445c-753 0-753 2540 0 2540" svg:viewBox="0 0 566 2541">
          <text:p/>
        </draw:connector>
        <draw:connector draw:style-name="gr7" draw:text-style-name="P4" draw:layer="layout" draw:type="curve" svg:x1="9.509cm" svg:y1="3.159cm" svg:x2="11.287cm" svg:y2="3.921cm" draw:start-shape="id2" draw:end-shape="id13" svg:d="M9509 3159c1332 0 443 762 1778 762" svg:viewBox="0 0 1779 763">
          <text:p/>
        </draw:connector>
        <draw:custom-shape draw:style-name="gr12" draw:text-style-name="P5" draw:layer="layout" svg:width="5.239cm" svg:height="6.477cm" svg:x="21.701cm" svg:y="1cm">
          <text:p text:style-name="P3"><text:span text:style-name="T2">Single-hart</text:span></text:p>
          <text:p text:style-name="P3"><text:span text:style-name="T2">server processo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0.177cm" svg:y1="2.968cm" svg:x2="21.955cm" svg:y2="3.349cm" draw:start-shape="id8" draw:start-glue-point="1" draw:end-shape="id14" draw:end-glue-point="3" svg:d="M20177 2968c1332 0 443 381 1778 381" svg:viewBox="0 0 1779 382">
          <text:p/>
        </draw:connector>
        <draw:custom-shape draw:style-name="gr13" draw:text-style-name="P2" draw:layer="layout" svg:width="9.779cm" svg:height="8.382cm" svg:x="3.286cm" svg:y="10.271cm">
          <text:p text:style-name="P1"><text:span text:style-name="T1">Daughterboard 1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6" draw:id="id16" draw:layer="layout" svg:width="2.159cm" svg:height="1.143cm" svg:x="10.525cm" svg:y="11.668cm">
          <text:p text:style-name="P1"><text:span text:style-name="T1">Socket 0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8" draw:id="id18" draw:layer="layout" svg:width="2.159cm" svg:height="1.143cm" svg:x="10.525cm" svg:y="13.573cm">
          <text:p text:style-name="P1"><text:span text:style-name="T1">Socket 1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8.874cm" svg:y1="12.43cm" svg:x2="10.525cm" svg:y2="12.239cm" draw:start-shape="id15" draw:start-glue-point="1" draw:end-shape="id16" draw:end-glue-point="3" svg:d="M8874 12430c1237 0 412-191 1651-191" svg:viewBox="0 0 1652 192">
          <text:p/>
        </draw:connector>
        <draw:connector draw:style-name="gr7" draw:text-style-name="P4" draw:layer="layout" draw:type="curve" svg:x1="8.874cm" svg:y1="13.573cm" svg:x2="10.525cm" svg:y2="14.144cm" draw:start-shape="id17" draw:end-shape="id18" svg:d="M8874 13573c1237 0 412 571 1651 571" svg:viewBox="0 0 1652 572">
          <text:p/>
        </draw:connector>
        <draw:custom-shape draw:style-name="gr14" draw:text-style-name="P7" draw:layer="layout" svg:width="20.955cm" svg:height="1.556cm" svg:x="2.27cm" svg:y="19.034cm">
          <text:p text:style-name="P6"><text:span text:style-name="T2">All memory accesses go through the motherboard bus.</text:span></text:p>
          <text:p text:style-name="P6"><text:span text:style-name="T2">Addresses in parentheses are for the motherboard bus.</text:span></text:p>
          <text:p text:style-name="P6"><text:span text:style-name="T2">Hart ID translations are omitted to keep the figure concise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5.207cm" svg:height="4.318cm" svg:x="3.794cm" svg:y="11.033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7" draw:id="id17" draw:layer="layout" svg:width="4.953cm" svg:height="1.016cm" svg:x="3.921cm" svg:y="13.065cm">
          <text:p text:style-name="P3"><text:span text:style-name="T2">0x2_0000 – 0x2_ffff</text:span></text:p>
          <text:p text:style-name="P3"><text:span text:style-name="T2">(0x22_0000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5" draw:id="id15" draw:layer="layout" svg:width="4.953cm" svg:height="1.016cm" svg:x="3.921cm" svg:y="11.922cm">
          <text:p text:style-name="P3"><text:span text:style-name="T2">0x1_0000 – 0x1_ffff</text:span></text:p>
          <text:p text:style-name="P3"><text:span text:style-name="T2">(0x21_0000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27" draw:id="id27" draw:layer="layout" svg:width="4.953cm" svg:height="1.016cm" svg:x="3.921cm" svg:y="14.208cm">
          <text:p text:style-name="P3"><text:span text:style-name="T2">0x3000 – 0x37ff</text:span></text:p>
          <text:p text:style-name="P3"><text:span text:style-name="T2">(0x20_300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4" draw:id="id14" draw:layer="layout" svg:width="4.699cm" svg:height="2.159cm" svg:x="21.955cm" svg:y="2.27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19" draw:id="id19" draw:layer="layout" svg:width="4.064cm" svg:height="1.016cm" svg:x="22.336cm" svg:y="3.159cm">
          <text:p text:style-name="P3"><text:span text:style-name="T2">0x3000 – 0x37ff</text:span></text:p>
          <text:p text:style-name="P3"><text:span text:style-name="T2">(0x11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4.368cm" svg:y1="4.175cm" svg:x2="24.304cm" svg:y2="5.191cm" draw:start-shape="id19" draw:start-glue-point="2" draw:end-shape="id20" svg:d="M24368 4175c0 762-64 254-64 1016" svg:viewBox="0 0 65 1017">
          <text:p/>
        </draw:connector>
        <draw:custom-shape draw:style-name="gr12" draw:text-style-name="P5" draw:layer="layout" svg:width="5.239cm" svg:height="6.477cm" svg:x="21.701cm" svg:y="8.239cm">
          <text:p text:style-name="P3"><text:span text:style-name="T2">8-hart</text:span></text:p>
          <text:p text:style-name="P3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26" draw:id="id26" draw:layer="layout" svg:width="4.699cm" svg:height="2.159cm" svg:x="21.955cm" svg:y="9.509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1" draw:id="id21" draw:layer="layout" svg:width="4.064cm" svg:height="1.016cm" svg:x="22.336cm" svg:y="10.398cm">
          <text:p text:style-name="P3"><text:span text:style-name="T2">0x3000 – 0x37ff</text:span></text:p>
          <text:p text:style-name="P3"><text:span text:style-name="T2">(0x21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4.368cm" svg:y1="11.414cm" svg:x2="24.304cm" svg:y2="12.43cm" draw:start-shape="id21" draw:start-glue-point="2" draw:end-shape="id22" draw:end-glue-point="0" svg:d="M24368 11414c0 762-64 254-64 1016" svg:viewBox="0 0 65 1017">
          <text:p/>
        </draw:connector>
        <draw:custom-shape draw:style-name="gr12" draw:text-style-name="P5" draw:layer="layout" svg:width="5.239cm" svg:height="6.477cm" svg:x="15.859cm" svg:y="12.176cm">
          <text:p text:style-name="P3"><text:span text:style-name="T2">8-hart</text:span></text:p>
          <text:p text:style-name="P3"><text:span text:style-name="T2">vector process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25" draw:id="id25" draw:layer="layout" svg:width="4.699cm" svg:height="2.159cm" svg:x="16.113cm" svg:y="13.446cm"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23" draw:id="id23" draw:layer="layout" svg:width="4.064cm" svg:height="1.016cm" svg:x="16.494cm" svg:y="14.335cm">
          <text:p text:style-name="P3"><text:span text:style-name="T2">0x3000 – 0x37ff</text:span></text:p>
          <text:p text:style-name="P3"><text:span text:style-name="T2">(0x22_3000)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8.526cm" svg:y1="15.351cm" svg:x2="18.462cm" svg:y2="16.367cm" draw:start-shape="id23" draw:start-glue-point="2" draw:end-shape="id24" svg:d="M18526 15351c0 762-64 254-64 1016" svg:viewBox="0 0 65 1017">
          <text:p/>
        </draw:connector>
        <draw:connector draw:style-name="gr7" draw:text-style-name="P4" draw:layer="layout" draw:type="curve" svg:x1="12.684cm" svg:y1="14.144cm" svg:x2="16.113cm" svg:y2="14.525cm" draw:start-shape="id18" draw:end-shape="id25" draw:end-glue-point="3" svg:d="M12684 14144c2571 0 857 381 3429 381" svg:viewBox="0 0 3430 382">
          <text:p/>
        </draw:connector>
        <draw:connector draw:style-name="gr7" draw:text-style-name="P4" draw:layer="layout" draw:type="curve" svg:x1="12.684cm" svg:y1="12.239cm" svg:x2="21.955cm" svg:y2="10.588cm" draw:start-shape="id16" draw:start-glue-point="1" draw:end-shape="id26" draw:end-glue-point="3" svg:d="M12684 12239c6952 0 2317-1651 9271-1651" svg:viewBox="0 0 9272 1652">
          <text:p/>
        </draw:connector>
        <draw:custom-shape draw:style-name="gr17" draw:text-style-name="P8" xml:id="id6" draw:id="id6" draw:layer="layout" svg:width="8.128cm" svg:height="2.54cm" svg:x="1.254cm" svg:y="6.461cm">
          <text:p text:style-name="P8"><text:span text:style-name="T1">CS</text:span></text:p>
          <text:p text:style-name="P8"><text:span text:style-name="T1">childPointers:</text:span></text:p>
          <text:p text:style-name="P8"><text:span text:style-name="T1"><text:tab/></text:span><text:span text:style-name="T1">0x10_3000, address +0x10_0000</text:span></text:p>
          <text:p text:style-name="P8"><text:span text:style-name="T1"><text:tab/></text:span><text:span text:style-name="T1">0x20_3000, address +0x20_0000,</text:span></text:p>
          <text:p text:style-name="P8"><text:span text:style-name="T1"><text:tab/></text:span><text:span text:style-name="T1"><text:tab/></text:span><text:span text:style-name="T1">hartid +32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2" draw:id="id12" draw:layer="layout" svg:width="8.636cm" svg:height="3.048cm" svg:x="11.414cm" svg:y="6.461cm">
          <text:p text:style-name="P9"><text:span text:style-name="T1">CS</text:span></text:p>
          <text:p text:style-name="P9"><text:span text:style-name="T1">ancestorPointer: 0x3000</text:span></text:p>
          <text:p text:style-name="P9"><text:span text:style-name="T1">childPointers:</text:span></text:p>
          <text:p text:style-name="P9"><text:span text:style-name="T1"><text:tab/></text:span><text:span text:style-name="T1">0x1_3000, address +0x1_0000</text:span></text:p>
          <text:p text:style-name="P9"><text:span text:style-name="T1"><text:tab/></text:span><text:span text:style-name="T1">0x2_3000, address +0x2_0000,</text:span></text:p>
          <text:p text:style-name="P9"><text:span text:style-name="T1"><text:tab/></text:span><text:span text:style-name="T1"><text:tab/></text:span><text:span text:style-name="T1">hartid +16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8" draw:id="id28" draw:layer="layout" svg:width="8.636cm" svg:height="2.667cm" svg:x="3.747cm" svg:y="15.605cm">
          <text:p text:style-name="P10"><text:span text:style-name="T1">CS</text:span></text:p>
          <text:p text:style-name="P10"><text:span text:style-name="T1">ancestorPointer: 0x3000</text:span></text:p>
          <text:p text:style-name="P10"><text:span text:style-name="T1">childPointers:</text:span></text:p>
          <text:p text:style-name="P10"><text:span text:style-name="T1">0x1_3000, addr </text:span><text:span text:style-name="T1">0x1_0000</text:span></text:p>
          <text:p text:style-name="P10"><text:span text:style-name="T1">0x2_3000, addr </text:span><text:span text:style-name="T1">0x2_0000, hartid +16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3.921cm" svg:y1="14.716cm" svg:x2="3.747cm" svg:y2="16.938cm" draw:start-shape="id27" draw:end-shape="id28" svg:d="M3921 14716c-1012 0-925 2222-174 2222" svg:viewBox="0 0 750 2223">
          <text:p/>
        </draw:connector>
        <draw:connector draw:style-name="gr7" draw:text-style-name="P4" draw:layer="layout" draw:type="curve" svg:x1="9.509cm" svg:y1="4.429cm" svg:x2="9.001cm" svg:y2="13.192cm" draw:start-shape="id4" draw:start-glue-point="1" draw:end-shape="id29" svg:d="M9509 4429c751 0 1005 8763-508 8763" svg:viewBox="0 0 1107 8764">
          <text:p/>
        </draw:connector>
        <draw:custom-shape draw:style-name="gr20" draw:text-style-name="P8" xml:id="id24" draw:id="id24" draw:layer="layout" svg:width="4.699cm" svg:height="2.032cm" svg:x="16.113cm" svg:y="16.367cm">
          <text:p text:style-name="P8"><text:span text:style-name="T1">CS</text:span></text:p>
          <text:p text:style-name="P8"><text:span text:style-name="T1">hartid 0-7</text:span></text:p>
          <text:p text:style-name="P8"><text:span text:style-name="T1">ancestorPointer:</text:span></text:p>
          <text:p text:style-name="P8"><text:span text:style-name="T1"><text:tab/></text:span><text:span text:style-name="T1">0x3000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22" draw:id="id22" draw:layer="layout" svg:width="4.699cm" svg:height="2.032cm" svg:x="21.955cm" svg:y="12.43cm">
          <text:p text:style-name="P8"><text:span text:style-name="T1">CS</text:span></text:p>
          <text:p text:style-name="P8"><text:span text:style-name="T1">hartid 0-7</text:span></text:p>
          <text:p text:style-name="P8"><text:span text:style-name="T1">ancestorPointer:</text:span></text:p>
          <text:p text:style-name="P8"><text:span text:style-name="T1"><text:tab/></text:span><text:span text:style-name="T1">0x3000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20" draw:id="id20" draw:layer="layout" svg:width="4.699cm" svg:height="2.032cm" svg:x="21.955cm" svg:y="5.191cm">
          <text:p text:style-name="P8"><text:span text:style-name="T1">CS</text:span></text:p>
          <text:p text:style-name="P8"><text:span text:style-name="T1">hartid 0</text:span></text:p>
          <text:p text:style-name="P8"><text:span text:style-name="T1">ancestorPointer:</text:span></text:p>
          <text:p text:style-name="P8"><text:span text:style-name="T1"><text:tab/></text:span><text:span text:style-name="T1">0x30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9:31:14.433743211</meta:creation-date>
    <dc:date>2021-12-31T09:54:04.644270726</dc:date>
    <meta:editing-duration>PT1H29S</meta:editing-duration>
    <meta:editing-cycles>17</meta:editing-cycles>
    <meta:generator>LibreOffice/6.4.7.2$Linux_X86_64 LibreOffice_project/40$Build-2</meta:generator>
    <meta:document-statistic meta:object-count="54"/>
  </office:meta>
</office:document-meta>
</file>